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58e02" officeooo:paragraph-rsid="00158e02"/>
    </style:style>
    <style:style style:name="P2" style:family="paragraph" style:parent-style-name="Text_20_body">
      <style:paragraph-properties fo:text-align="start" style:justify-single-word="false"/>
      <style:text-properties style:font-name="Calibri" fo:font-style="normal" officeooo:rsid="004688c8" officeooo:paragraph-rsid="004688c8" style:font-style-asian="normal" style:font-style-complex="normal"/>
    </style:style>
    <style:style style:name="P3" style:family="paragraph" style:parent-style-name="Standard">
      <style:paragraph-properties fo:text-align="start" style:justify-single-word="false"/>
      <style:text-properties fo:color="#000000" loext:opacity="100%" style:font-name="Calibri" officeooo:rsid="00172257" officeooo:paragraph-rsid="00172257"/>
    </style:style>
    <style:style style:name="P4" style:family="paragraph" style:parent-style-name="Standard">
      <style:paragraph-properties fo:text-align="start" style:justify-single-word="false"/>
      <style:text-properties fo:color="#000000" loext:opacity="100%" style:font-name="Calibri" officeooo:rsid="00172257" officeooo:paragraph-rsid="00172b5a"/>
    </style:style>
    <style:style style:name="P5" style:family="paragraph" style:parent-style-name="Standard">
      <style:paragraph-properties fo:text-align="start" style:justify-single-word="false"/>
      <style:text-properties fo:color="#000000" loext:opacity="100%" style:font-name="Calibri" officeooo:rsid="00172257" officeooo:paragraph-rsid="001e142b"/>
    </style:style>
    <style:style style:name="P6" style:family="paragraph" style:parent-style-name="Standard">
      <style:paragraph-properties fo:text-align="center" style:justify-single-word="false"/>
      <style:text-properties fo:color="#01c1ff" loext:opacity="100%" style:font-name="Calibri" officeooo:rsid="00172257" officeooo:paragraph-rsid="00172257"/>
    </style:style>
    <style:style style:name="P7" style:family="paragraph" style:parent-style-name="Text_20_body">
      <style:paragraph-properties fo:text-align="start" style:justify-single-word="false"/>
      <style:text-properties officeooo:rsid="002076cd" officeooo:paragraph-rsid="001f14a2"/>
    </style:style>
    <style:style style:name="P8" style:family="paragraph" style:parent-style-name="Text_20_body">
      <style:paragraph-properties fo:text-align="start" style:justify-single-word="false"/>
      <style:text-properties fo:color="#06c2ff" loext:opacity="100%" style:font-name="Calibri" fo:font-style="normal" officeooo:rsid="001f14a2" officeooo:paragraph-rsid="001f14a2" style:font-style-asian="normal" style:font-style-complex="normal"/>
    </style:style>
    <style:style style:name="P9" style:family="paragraph" style:parent-style-name="Text_20_body">
      <style:paragraph-properties fo:text-align="center" style:justify-single-word="false"/>
      <style:text-properties fo:color="#06c2ff" loext:opacity="100%" style:font-name="Calibri" fo:font-style="normal" officeooo:rsid="00301a17" officeooo:paragraph-rsid="00301a17" style:font-style-asian="normal" style:font-style-complex="normal"/>
    </style:style>
    <style:style style:name="P10" style:family="paragraph" style:parent-style-name="Text_20_body">
      <style:paragraph-properties fo:text-align="center" style:justify-single-word="false"/>
      <style:text-properties fo:color="#06c2ff" loext:opacity="100%" style:font-name="Calibri" fo:font-style="normal" officeooo:rsid="004688c8" officeooo:paragraph-rsid="004688c8" style:font-style-asian="normal" style:font-style-complex="normal"/>
    </style:style>
    <style:style style:name="P11" style:family="paragraph" style:parent-style-name="Text_20_body">
      <style:text-properties officeooo:paragraph-rsid="002076cd"/>
    </style:style>
    <style:style style:name="P12" style:family="paragraph" style:parent-style-name="Text_20_body">
      <style:text-properties officeooo:paragraph-rsid="00356959"/>
    </style:style>
    <style:style style:name="P13" style:family="paragraph" style:parent-style-name="Heading_20_1" style:list-style-name=""/>
    <style:style style:name="P14" style:family="paragraph" style:parent-style-name="Heading_20_1">
      <style:text-properties officeooo:rsid="002076cd" officeooo:paragraph-rsid="002076cd"/>
    </style:style>
    <style:style style:name="P15" style:family="paragraph" style:parent-style-name="Heading_20_1">
      <style:text-properties officeooo:rsid="00356959" officeooo:paragraph-rsid="00356959"/>
    </style:style>
    <style:style style:name="P16" style:family="paragraph" style:parent-style-name="Standard" style:list-style-name="L1">
      <style:text-properties style:font-name="Calibri" officeooo:rsid="00158e02" officeooo:paragraph-rsid="00158e02"/>
    </style:style>
    <style:style style:name="P17" style:family="paragraph" style:parent-style-name="Standard" style:list-style-name="L1">
      <style:text-properties style:font-name="Calibri" officeooo:rsid="00162a4d" officeooo:paragraph-rsid="00162a4d"/>
    </style:style>
    <style:style style:name="P18" style:family="paragraph" style:parent-style-name="Standard" style:list-style-name="L1">
      <style:text-properties style:font-name="Calibri" officeooo:rsid="00162a4d" officeooo:paragraph-rsid="001e142b"/>
    </style:style>
    <style:style style:name="P19" style:family="paragraph" style:parent-style-name="Standard" style:list-style-name="L1">
      <style:paragraph-properties fo:text-align="center" style:justify-single-word="false"/>
      <style:text-properties style:font-name="Calibri" officeooo:rsid="00162a4d" officeooo:paragraph-rsid="00172b5a"/>
    </style:style>
    <style:style style:name="P20" style:family="paragraph" style:parent-style-name="Standard" style:list-style-name="L1">
      <style:paragraph-properties fo:text-align="center" style:justify-single-word="false"/>
      <style:text-properties fo:color="#01c1ff" loext:opacity="100%" style:font-name="Calibri" officeooo:rsid="001681a4" officeooo:paragraph-rsid="001e142b"/>
    </style:style>
    <style:style style:name="P21" style:family="paragraph" style:parent-style-name="Standard" style:list-style-name="L2">
      <style:paragraph-properties fo:text-align="center" style:justify-single-word="false"/>
      <style:text-properties fo:color="#01c1ff" loext:opacity="100%" style:font-name="Calibri" officeooo:rsid="00172257" officeooo:paragraph-rsid="001e142b"/>
    </style:style>
    <style:style style:name="P22" style:family="paragraph" style:parent-style-name="Standard" style:list-style-name="L2">
      <style:paragraph-properties fo:text-align="start" style:justify-single-word="false"/>
      <style:text-properties fo:color="#000000" loext:opacity="100%" style:font-name="Calibri" officeooo:rsid="001681a4" officeooo:paragraph-rsid="001681a4"/>
    </style:style>
    <style:style style:name="P23" style:family="paragraph" style:parent-style-name="Standard" style:list-style-name="L2">
      <style:paragraph-properties fo:text-align="start" style:justify-single-word="false"/>
      <style:text-properties fo:color="#000000" loext:opacity="100%" style:font-name="Calibri" officeooo:rsid="00172257" officeooo:paragraph-rsid="00172257"/>
    </style:style>
    <style:style style:name="P24" style:family="paragraph" style:parent-style-name="Standard" style:list-style-name="L2">
      <style:paragraph-properties fo:text-align="start" style:justify-single-word="false"/>
      <style:text-properties fo:color="#000000" loext:opacity="100%" style:font-name="Calibri" officeooo:rsid="00172257" officeooo:paragraph-rsid="001e142b"/>
    </style:style>
    <style:style style:name="P25" style:family="paragraph" style:parent-style-name="Standard" style:list-style-name="L3">
      <style:paragraph-properties fo:text-align="start" style:justify-single-word="false"/>
      <style:text-properties fo:color="#000000" loext:opacity="100%" style:font-name="Calibri" officeooo:rsid="00172257" officeooo:paragraph-rsid="001e142b"/>
    </style:style>
    <style:style style:name="P26" style:family="paragraph" style:parent-style-name="Standard" style:list-style-name="L3">
      <style:paragraph-properties fo:text-align="center" style:justify-single-word="false"/>
      <style:text-properties fo:color="#000000" loext:opacity="100%" style:font-name="Calibri" officeooo:rsid="00172257" officeooo:paragraph-rsid="001e142b"/>
    </style:style>
    <style:style style:name="P27" style:family="paragraph" style:parent-style-name="Standard" style:list-style-name="L3">
      <style:paragraph-properties fo:text-align="center" style:justify-single-word="false"/>
      <style:text-properties fo:color="#000000" loext:opacity="100%" style:font-name="Calibri" officeooo:rsid="00172257" officeooo:paragraph-rsid="00172b5a"/>
    </style:style>
    <style:style style:name="P28" style:family="paragraph" style:parent-style-name="Standard" style:list-style-name="L3">
      <style:paragraph-properties fo:text-align="start" style:justify-single-word="false"/>
      <style:text-properties fo:color="#000000" loext:opacity="100%" style:font-name="Calibri" officeooo:rsid="00172b5a" officeooo:paragraph-rsid="00172b5a"/>
    </style:style>
    <style:style style:name="P29" style:family="paragraph" style:parent-style-name="Text_20_body" style:list-style-name="L4">
      <style:text-properties style:font-name="Calibri" officeooo:rsid="00172b5a" officeooo:paragraph-rsid="00172b5a"/>
    </style:style>
    <style:style style:name="P30" style:family="paragraph" style:parent-style-name="Text_20_body" style:list-style-name="L4">
      <style:text-properties style:font-name="Calibri" fo:font-style="italic" officeooo:rsid="00172b5a" officeooo:paragraph-rsid="001e142b" style:font-style-asian="italic" style:font-style-complex="italic"/>
    </style:style>
    <style:style style:name="P31" style:family="paragraph" style:parent-style-name="Text_20_body" style:list-style-name="L4">
      <style:paragraph-properties fo:text-align="center" style:justify-single-word="false"/>
      <style:text-properties style:font-name="Calibri" fo:font-style="italic" officeooo:rsid="00172b5a" officeooo:paragraph-rsid="001e142b" style:font-style-asian="italic" style:font-style-complex="italic"/>
    </style:style>
    <style:style style:name="P32" style:family="paragraph" style:parent-style-name="Text_20_body" style:list-style-name="L6">
      <style:paragraph-properties fo:text-align="start" style:justify-single-word="false"/>
      <style:text-properties style:font-name="Calibri" fo:font-style="italic" officeooo:rsid="0041e90d" officeooo:paragraph-rsid="0041e90d" style:font-style-asian="italic" style:font-style-complex="italic"/>
    </style:style>
    <style:style style:name="P33" style:family="paragraph" style:parent-style-name="Text_20_body" style:list-style-name="L6">
      <style:text-properties style:font-name="Calibri" officeooo:rsid="003af708" officeooo:paragraph-rsid="003af708"/>
    </style:style>
    <style:style style:name="P34" style:family="paragraph" style:parent-style-name="Text_20_body" style:list-style-name="L6">
      <style:paragraph-properties fo:text-align="start" style:justify-single-word="false"/>
      <style:text-properties style:font-name="Calibri" fo:font-style="normal" officeooo:rsid="004688c8" officeooo:paragraph-rsid="004688c8" style:font-style-asian="normal" style:font-style-complex="normal"/>
    </style:style>
    <style:style style:name="P35" style:family="paragraph" style:parent-style-name="Text_20_body" style:list-style-name="L7">
      <style:paragraph-properties fo:text-align="start" style:justify-single-word="false"/>
      <style:text-properties style:font-name="Calibri" fo:font-style="normal" officeooo:rsid="004688c8" officeooo:paragraph-rsid="004688c8" style:font-style-asian="normal" style:font-style-complex="normal"/>
    </style:style>
    <style:style style:name="P36" style:family="paragraph" style:parent-style-name="Text_20_body" style:list-style-name="L4">
      <style:paragraph-properties fo:text-align="center" style:justify-single-word="false"/>
      <style:text-properties fo:color="#06c2ff" loext:opacity="100%" style:font-name="Calibri" fo:font-style="normal" officeooo:rsid="001ad4e8" officeooo:paragraph-rsid="001e142b" style:font-style-asian="normal" style:font-style-complex="normal"/>
    </style:style>
    <style:style style:name="P37" style:family="paragraph" style:parent-style-name="Text_20_body" style:list-style-name="L4">
      <style:paragraph-properties fo:text-align="center" style:justify-single-word="false"/>
      <style:text-properties fo:color="#06c2ff" loext:opacity="100%" style:font-name="Calibri" fo:font-style="normal" officeooo:rsid="001e142b" officeooo:paragraph-rsid="001e142b" style:font-style-asian="normal" style:font-style-complex="normal"/>
    </style:style>
    <style:style style:name="P38" style:family="paragraph" style:parent-style-name="Text_20_body" style:list-style-name="L4">
      <style:paragraph-properties fo:text-align="center" style:justify-single-word="false"/>
      <style:text-properties fo:color="#06c2ff" loext:opacity="100%" style:font-name="Calibri" fo:font-style="normal" officeooo:rsid="001f14a2" officeooo:paragraph-rsid="001f14a2" style:font-style-asian="normal" style:font-style-complex="normal"/>
    </style:style>
    <style:style style:name="P39" style:family="paragraph" style:parent-style-name="Text_20_body" style:list-style-name="L5">
      <style:paragraph-properties fo:text-align="center" style:justify-single-word="false"/>
      <style:text-properties fo:color="#06c2ff" loext:opacity="100%" style:font-name="Calibri" fo:font-style="normal" officeooo:rsid="002c96cc" officeooo:paragraph-rsid="002c96cc" style:font-style-asian="normal" style:font-style-complex="normal"/>
    </style:style>
    <style:style style:name="P40" style:family="paragraph" style:parent-style-name="Text_20_body" style:list-style-name="L5">
      <style:paragraph-properties fo:text-align="center" style:justify-single-word="false"/>
      <style:text-properties fo:color="#06c2ff" loext:opacity="100%" style:font-name="Calibri" fo:font-style="normal" officeooo:rsid="00301a17" officeooo:paragraph-rsid="00301a17" style:font-style-asian="normal" style:font-style-complex="normal"/>
    </style:style>
    <style:style style:name="P41" style:family="paragraph" style:parent-style-name="Text_20_body" style:list-style-name="L6">
      <style:paragraph-properties fo:text-align="center" style:justify-single-word="false"/>
      <style:text-properties fo:color="#06c2ff" loext:opacity="100%" style:font-name="Calibri" fo:font-style="normal" officeooo:rsid="00446ee9" officeooo:paragraph-rsid="00446ee9" style:font-style-asian="normal" style:font-style-complex="normal"/>
    </style:style>
    <style:style style:name="P42" style:family="paragraph" style:parent-style-name="Text_20_body" style:list-style-name="L6">
      <style:paragraph-properties fo:text-align="center" style:justify-single-word="false"/>
      <style:text-properties fo:color="#06c2ff" loext:opacity="100%" style:font-name="Calibri" fo:font-style="normal" officeooo:rsid="004688c8" officeooo:paragraph-rsid="004688c8" style:font-style-asian="normal" style:font-style-complex="normal"/>
    </style:style>
    <style:style style:name="P43" style:family="paragraph" style:parent-style-name="Text_20_body" style:list-style-name="L8">
      <style:paragraph-properties fo:text-align="center" style:justify-single-word="false"/>
      <style:text-properties fo:color="#06c2ff" loext:opacity="100%" style:font-name="Calibri" fo:font-style="normal" officeooo:rsid="004688c8" officeooo:paragraph-rsid="004688c8" style:font-style-asian="normal" style:font-style-complex="normal"/>
    </style:style>
    <style:style style:name="P44" style:family="paragraph" style:parent-style-name="Text_20_body" style:list-style-name="L5">
      <style:paragraph-properties fo:text-align="center" style:justify-single-word="false"/>
      <style:text-properties fo:color="#06c2ff" loext:opacity="100%" style:font-name="Calibri" officeooo:rsid="0022399f" officeooo:paragraph-rsid="0022399f"/>
    </style:style>
    <style:style style:name="P45" style:family="paragraph" style:parent-style-name="Text_20_body" style:list-style-name="L5">
      <style:paragraph-properties fo:text-align="center" style:justify-single-word="false"/>
      <style:text-properties fo:color="#06c2ff" loext:opacity="100%" style:font-name="Calibri" officeooo:rsid="00272c73" officeooo:paragraph-rsid="00272c73"/>
    </style:style>
    <style:style style:name="P46" style:family="paragraph" style:parent-style-name="Text_20_body" style:list-style-name="L5">
      <style:paragraph-properties fo:text-align="center" style:justify-single-word="false"/>
      <style:text-properties fo:color="#06c2ff" loext:opacity="100%" style:font-name="Calibri" officeooo:rsid="002a1098" officeooo:paragraph-rsid="002a1098"/>
    </style:style>
    <style:style style:name="P47" style:family="paragraph" style:parent-style-name="Text_20_body" style:list-style-name="L6">
      <style:paragraph-properties fo:text-align="center" style:justify-single-word="false"/>
      <style:text-properties fo:color="#06c2ff" loext:opacity="100%" style:font-name="Calibri" officeooo:rsid="003af708" officeooo:paragraph-rsid="003af708"/>
    </style:style>
    <style:style style:name="P48" style:family="paragraph" style:parent-style-name="Text_20_body" style:list-style-name="L6">
      <style:paragraph-properties fo:text-align="center" style:justify-single-word="false"/>
      <style:text-properties fo:color="#06c2ff" loext:opacity="100%" style:font-name="Calibri" officeooo:rsid="003bfa51" officeooo:paragraph-rsid="003bfa51"/>
    </style:style>
    <style:style style:name="P49" style:family="paragraph" style:parent-style-name="Text_20_body" style:list-style-name="L6">
      <style:paragraph-properties fo:text-align="center" style:justify-single-word="false"/>
      <style:text-properties fo:color="#06c2ff" loext:opacity="100%" style:font-name="Calibri" officeooo:rsid="003df8b5" officeooo:paragraph-rsid="003df8b5"/>
    </style:style>
    <style:style style:name="P50" style:family="paragraph" style:parent-style-name="Text_20_body" style:list-style-name="L6">
      <style:paragraph-properties fo:text-align="center" style:justify-single-word="false"/>
      <style:text-properties fo:color="#06c2ff" loext:opacity="100%" style:font-name="Calibri" officeooo:rsid="0041e90d" officeooo:paragraph-rsid="0041e90d"/>
    </style:style>
    <style:style style:name="P51" style:family="paragraph" style:parent-style-name="Text_20_body" style:list-style-name="L4">
      <style:paragraph-properties fo:text-align="start" style:justify-single-word="false"/>
      <style:text-properties style:use-window-font-color="true" loext:opacity="0%" style:font-name="Calibri" fo:font-style="normal" officeooo:rsid="001e142b" officeooo:paragraph-rsid="001e142b" style:font-style-asian="normal" style:font-style-complex="normal"/>
    </style:style>
    <style:style style:name="P52" style:family="paragraph" style:parent-style-name="Text_20_body" style:list-style-name="L4">
      <style:paragraph-properties fo:text-align="start" style:justify-single-word="false"/>
      <style:text-properties style:use-window-font-color="true" loext:opacity="0%" style:font-name="Calibri" fo:font-style="normal" officeooo:rsid="001f14a2" officeooo:paragraph-rsid="001f14a2" style:font-style-asian="normal" style:font-style-complex="normal"/>
    </style:style>
    <style:style style:name="P53" style:family="paragraph" style:parent-style-name="Text_20_body" style:list-style-name="L5">
      <style:paragraph-properties fo:text-align="start" style:justify-single-word="false"/>
      <style:text-properties style:use-window-font-color="true" loext:opacity="0%" style:font-name="Calibri" officeooo:rsid="0022399f" officeooo:paragraph-rsid="0022399f"/>
    </style:style>
    <style:style style:name="P54" style:family="paragraph" style:parent-style-name="Text_20_body" style:list-style-name="L5">
      <style:paragraph-properties fo:text-align="start" style:justify-single-word="false"/>
      <style:text-properties style:use-window-font-color="true" loext:opacity="0%" style:font-name="Calibri" officeooo:rsid="00272c73" officeooo:paragraph-rsid="00272c73"/>
    </style:style>
    <style:style style:name="P55" style:family="paragraph" style:parent-style-name="Text_20_body" style:list-style-name="L5">
      <style:paragraph-properties fo:text-align="start" style:justify-single-word="false"/>
      <style:text-properties style:use-window-font-color="true" loext:opacity="0%" style:font-name="Calibri" officeooo:rsid="002746a4" officeooo:paragraph-rsid="002746a4"/>
    </style:style>
    <style:style style:name="P56" style:family="paragraph" style:parent-style-name="Text_20_body" style:list-style-name="L5">
      <style:paragraph-properties fo:text-align="start" style:justify-single-word="false"/>
      <style:text-properties style:use-window-font-color="true" loext:opacity="0%" style:font-name="Calibri" fo:font-style="italic" officeooo:rsid="002a1098" officeooo:paragraph-rsid="002a1098" style:font-style-asian="italic" style:font-style-complex="italic"/>
    </style:style>
    <style:style style:name="P57" style:family="paragraph" style:parent-style-name="Text_20_body" style:list-style-name="L5">
      <style:paragraph-properties fo:text-align="start" style:justify-single-word="false"/>
      <style:text-properties style:use-window-font-color="true" loext:opacity="0%" officeooo:rsid="0022399f" officeooo:paragraph-rsid="0022399f"/>
    </style:style>
    <style:style style:name="P58" style:family="paragraph" style:parent-style-name="Text_20_body" style:list-style-name="L5">
      <style:paragraph-properties fo:text-align="center" style:justify-single-word="false"/>
      <style:text-properties officeooo:rsid="0022399f" officeooo:paragraph-rsid="0022399f"/>
    </style:style>
    <style:style style:name="P59" style:family="paragraph" style:parent-style-name="Text_20_body" style:list-style-name="L5">
      <style:paragraph-properties fo:text-align="start" style:justify-single-word="false"/>
      <style:text-properties fo:color="#000000" loext:opacity="100%" style:font-name="Calibri" fo:font-style="normal" officeooo:rsid="00301a17" officeooo:paragraph-rsid="00301a17" style:font-style-asian="normal" style:font-style-complex="normal"/>
    </style:style>
    <style:style style:name="P60" style:family="paragraph" style:parent-style-name="Text_20_body">
      <style:paragraph-properties fo:text-align="center" style:justify-single-word="false"/>
      <style:text-properties officeooo:rsid="004c4d22" officeooo:paragraph-rsid="004688c8"/>
    </style:style>
    <style:style style:name="T1" style:family="text">
      <style:text-properties officeooo:rsid="00172b5a"/>
    </style:style>
    <style:style style:name="T2" style:family="text">
      <style:text-properties fo:color="#06c2ff" loext:opacity="100%" officeooo:rsid="00172b5a"/>
    </style:style>
    <style:style style:name="T3" style:family="text">
      <style:text-properties fo:color="#06c2ff" loext:opacity="100%" fo:font-style="normal" officeooo:rsid="001ad4e8" style:font-style-asian="normal" style:font-style-complex="normal"/>
    </style:style>
    <style:style style:name="T4" style:family="text">
      <style:text-properties fo:color="#06c2ff" loext:opacity="100%" fo:font-style="normal" officeooo:rsid="001e142b" style:font-style-asian="normal" style:font-style-complex="normal"/>
    </style:style>
    <style:style style:name="T5" style:family="text">
      <style:text-properties fo:color="#06c2ff" loext:opacity="100%" style:font-name="Calibri"/>
    </style:style>
    <style:style style:name="T6" style:family="text">
      <style:text-properties fo:font-style="normal" style:font-style-asian="normal" style:font-style-complex="normal"/>
    </style:style>
    <style:style style:name="T7" style:family="text">
      <style:text-properties style:font-name="Calibri"/>
    </style:style>
    <style:style style:name="T8" style:family="text">
      <style:text-properties officeooo:rsid="002a1098"/>
    </style:style>
    <style:style style:name="T9" style:family="text">
      <style:text-properties fo:font-style="italic" style:font-style-asian="italic" style:font-style-complex="italic"/>
    </style:style>
    <style:style style:name="T10" style:family="text">
      <style:text-properties officeooo:rsid="002c96cc"/>
    </style:style>
    <style:style style:name="T11" style:family="text">
      <style:text-properties officeooo:rsid="003c2af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1. Fundamental <text:span text:style-name="T1">T</text:span>echnique<text:span text:style-name="T1">s</text:span> <text:span text:style-name="T1">I</text:span>n <text:span text:style-name="T1">H</text:span>andling <text:span text:style-name="T1">P</text:span>eople</text:h>
      <text:p text:style-name="P1"/>
      <text:p text:style-name="P1"/>
      <text:list xml:id="list2200675376" text:style-name="L1">
        <text:list-item>
          <text:p text:style-name="P16">An animal rewarded for good behaviour will learn much more rapidly and retain what it learns far more effectively than an animal punished for bad behaviour.</text:p>
        </text:list-item>
        <text:list-item>
          <text:p text:style-name="P16">“As much as we thirst for approval, we dread condemnation”</text:p>
        </text:list-item>
      </text:list>
      <text:p text:style-name="P1"/>
      <text:list xml:id="list195937912564316" text:continue-numbering="true" text:style-name="L1">
        <text:list-item>
          <text:p text:style-name="P16">“Don’t complain about the snow on your neighbour’s roof, when your own doorstep is unclean.”</text:p>
        </text:list-item>
        <text:list-item>
          <text:p text:style-name="P17">When dealing with people one is not dealing with creatures of logic but with creatures of emotion, creatures bristling with prejudices and motivated by pride and vanity. </text:p>
        </text:list-item>
        <text:list-item>
          <text:p text:style-name="P17">Any fool can criticize, condemn and complain and most fools do. But it take character and self control to be understanding and forgiving.</text:p>
        </text:list-item>
        <text:list-item>
          <text:p text:style-name="P17">“A great man shows his greatness by the way he treats little men.” </text:p>
        </text:list-item>
        <text:list-item>
          <text:p text:style-name="P18">“God himself, sir, does not propose to judge a man until the end of his days. Why should you and I?”</text:p>
          <text:p text:style-name="P18"/>
          <text:p text:style-name="P20">I. Don’t criticize condemn or complain.</text:p>
          <text:p text:style-name="P19"/>
        </text:list-item>
      </text:list>
      <text:list xml:id="list2639746404" text:style-name="L2">
        <text:list-item>
          <text:p text:style-name="P22">The deepest urge in human nature is the “desire to be important.”</text:p>
        </text:list-item>
        <text:list-item>
          <text:p text:style-name="P22">The deepest principle in human nature is the “craving” to be appreciated</text:p>
        </text:list-item>
        <text:list-item>
          <text:p text:style-name="P22">People may actually go insane in order to find , in the dreamland of insanity, the feeling of importance that has been denied them in the harsh world of reality.</text:p>
          <text:p text:style-name="P22"/>
        </text:list-item>
        <text:list-item>
          <text:p text:style-name="P23">The way to develop the best thats in a person is by appreciation and encouragement.</text:p>
        </text:list-item>
        <text:list-item>
          <text:p text:style-name="P23">There is nothing else that so kills the ambitions of a person as criticisms from superiors.</text:p>
        </text:list-item>
      </text:list>
      <text:p text:style-name="P3"/>
      <text:list xml:id="list195938856960775" text:continue-numbering="true" text:style-name="L2">
        <text:list-item>
          <text:p text:style-name="P23">“Don’t be afraid of enemies who attack you. Be afraid of the friends who flatter you.”</text:p>
        </text:list-item>
        <text:list-item>
          <text:p text:style-name="P23">Flattery unlike appreciation is insincere, selfish and universally condemened</text:p>
        </text:list-item>
        <text:list-item>
          <text:p text:style-name="P23">“Flattery is telling the other person precisely what he thinks about himself.”</text:p>
        </text:list-item>
      </text:list>
      <text:p text:style-name="P3"/>
      <text:list xml:id="list195937957216776" text:continue-numbering="true" text:style-name="L2">
        <text:list-item>
          <text:p text:style-name="P24">“Every man I meet is my superior in some way. In that, I learn of him.”</text:p>
        </text:list-item>
      </text:list>
      <text:p text:style-name="P5"/>
      <text:list xml:id="list195937990793560" text:continue-numbering="true" text:style-name="L2">
        <text:list-header>
          <text:p text:style-name="P21">ll. Give honest and sincere appreciation.</text:p>
        </text:list-header>
      </text:list>
      <text:p text:style-name="P6"/>
      <text:list text:style-name="L3">
        <text:list-item>
          <text:p text:style-name="P25">The only way to influence people is to talk in terms of what the other person wants.</text:p>
          <text:p text:style-name="P25"/>
          <text:p text:style-name="P26"><text:span text:style-name="T2">lll. Arous in the other person an eager want.</text:span><text:span text:style-name="T1"> </text:span></text:p>
          <text:p text:style-name="P27"/>
        </text:list-item>
        <text:list-item>
          <text:p text:style-name="P28">He who can do this has the whole world with him. He who cannot walkls a lonely way.</text:p>
        </text:list-item>
      </text:list>
      <text:p text:style-name="P4"/>
      <text:p text:style-name="P4"/>
      <text:p text:style-name="P4"/>
      <text:p text:style-name="P4"/>
      <text:p text:style-name="P4"/>
      <text:p text:style-name="P4"/>
      <text:p text:style-name="P4"/>
      <text:p text:style-name="P4"/>
      <text:p text:style-name="P4"/>
      <text:h text:style-name="Heading_20_1" text:outline-level="1" text:is-list-header="true"><text:soft-page-break/>2. Ways To Make People Like You</text:h>
      <text:p text:style-name="Text_20_body"/>
      <text:list text:style-name="L4">
        <text:list-item>
          <text:p text:style-name="P29">You can make more friends in two months by becoming genuinely interested in other people than you can in two years by trying to get other people interested in you.</text:p>
        </text:list-item>
        <text:list-item>
          <text:p text:style-name="P30">“It is the individual who is not interested in his fellow men who has the greatest difficulties in life and provides the greatest injury to others. It is from among such individuals that all human failures spring.”</text:p>
          <text:p text:style-name="P36">I. Become genuinely interested in other people.</text:p>
          <text:p text:style-name="P31"><text:span text:style-name="T3">II. Smil</text:span><text:span text:style-name="T4">e.</text:span></text:p>
          <text:p text:style-name="P37">III. Remember that a person’s name is to that person the sweetest and most important sound in any language.</text:p>
        </text:list-item>
        <text:list-item>
          <text:p text:style-name="P51">To be interesting, be interested. Ask question that other persons will enjoy answering. Encourage them to talk aboubt themselves and their accomplishments.</text:p>
          <text:p text:style-name="P37">IV. Be a good listener, Encourage others to talk about themselves.</text:p>
          <text:p text:style-name="P37">V. Talk in terms of the other person’s interest.</text:p>
        </text:list-item>
        <text:list-item>
          <text:p text:style-name="P52">Talk to people about themelves and they will listen for hours.<text:span text:style-name="T6"/></text:p>
          <text:p text:style-name="P38">VI. Make the other person feel important and do it sincerely.<text:span text:style-name="T6"/></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h text:style-name="P14" text:outline-level="1"><text:soft-page-break/>3. How To Win People To Your Way Of Thinking<text:span text:style-name="T6"/></text:h>
      <text:p text:style-name="P11"/>
      <text:list text:style-name="L5">
        <text:list-header>
          <text:p text:style-name="P58"><text:span text:style-name="T5">I. The only way to get the best of an argument is to avoid it.</text:span><text:span text:style-name="T6"/></text:p>
        </text:list-header>
        <text:list-item>
          <text:p text:style-name="P57"><text:span text:style-name="T7">Nothign good is accomplished and a lot of damage can be done if you tell a person straight out that he or she is wrong. You only succeed in stripping that person if self-diginity and making yoursel an unwelcome part of the discussion.</text:span><text:span text:style-name="T6"/></text:p>
          <text:p text:style-name="P44">II. Show respect for the other person’s opinions. Never say, “You’re wrong.”<text:span text:style-name="T6"/></text:p>
        </text:list-item>
        <text:list-item>
          <text:p text:style-name="P53">Any fool can try to defend his or her mistakes and most fools do, but it raises one above the herd and gives one a feeling of nobility and exultation to admit one’s mistake.<text:span text:style-name="T6"/></text:p>
          <text:p text:style-name="P44">lll. If you are wrong, admit it quickly and emphatically.<text:span text:style-name="T6"/></text:p>
        </text:list-item>
        <text:list-item>
          <text:p text:style-name="P54">Gentlenes and friendliness are always stronger than fury and force.<text:span text:style-name="T6"/></text:p>
          <text:p text:style-name="P45">IV. Begin in a friendly way.<text:span text:style-name="T6"/></text:p>
          <text:p text:style-name="P45">V. Get the other person saying “yes, yes” immediately.<text:span text:style-name="T6"/></text:p>
        </text:list-item>
        <text:list-item>
          <text:p text:style-name="P55"><text:span text:style-name="T9">“If you want enemies, excel your friends; but if you want friends, let your friends excel you.”</text:span> - Because when your friends excel you, they feel important; but when you excel <text:span text:style-name="T8">them, they – or at least some of them will feel inferior and envious.</text:span><text:span text:style-name="T6"/></text:p>
          <text:p text:style-name="P46">VI. Let the other person do a great deal of the talking.<text:span text:style-name="T6"/></text:p>
        </text:list-item>
        <text:list-item>
          <text:p text:style-name="P56">“<text:span text:style-name="T10">The reason why rivers and seas receive the homage of a hundred mountain streams is that they keep below them. Thus they are able to reign over all the mountain streams. So the sage, wishing to be above men, putteth himself below them; wishing to be before them, he putteth himself behind them. Thus though his place be above men, they do not feel his weight; though his place be before them; they do not count it an injury.”</text:span></text:p>
          <text:p text:style-name="P39">VII. Let the other person feel that the idea is his or hers.</text:p>
          <text:p text:style-name="P39">VIII. Try honestly to see things from the other person’s point of view.</text:p>
        </text:list-item>
        <text:list-item>
          <text:p text:style-name="P59">Three-fourths of the people you will ever meet are hungering and thirsting for sympathy. Give it to them, and they will love you.</text:p>
          <text:p text:style-name="P40">IX. Be sympathetic with the other person’s ideas and desires.</text:p>
        </text:list-item>
        <text:list-item>
          <text:p text:style-name="P59">“The way to get things done is to stimulate competition. I do not mean in a sordid, money-getting way, but in a desire to excel.”</text:p>
          <text:p text:style-name="P40">X. Throw down a challenge.</text:p>
        </text:list-item>
      </text:list>
      <text:p text:style-name="P9"/>
      <text:p text:style-name="P9"/>
      <text:p text:style-name="P9"/>
      <text:h text:style-name="P15" text:outline-level="1"><text:soft-page-break/>4. Be a Leader: How to Change People Without Giving Offense or Arousing Resentment</text:h>
      <text:p text:style-name="P12"/>
      <text:list text:style-name="L6">
        <text:list-item>
          <text:p text:style-name="P33">It is always easier to listen to unpleasant things after we have heard some praise of our good points.</text:p>
          <text:p text:style-name="P47">I. Begin with praise and honest appreciation.</text:p>
          <text:p text:style-name="P47">II. Call attention to people’s mistakes indirectly.</text:p>
          <text:p text:style-name="P48">III. Talk a<text:span text:style-name="T11">b</text:span>out your own mistakes before criticizing the other person.</text:p>
          <text:p text:style-name="P49">IV. Ask questions instead of giving direct orders.</text:p>
          <text:p text:style-name="P50">V. Let the other person save face.</text:p>
        </text:list-item>
        <text:list-item>
          <text:p text:style-name="P32">“Praise is like sunlight to the warm human spirit; we cannot flower and grow without it. And yet, while most of us are only too reay to apply to others the cold wind of criticism, we are somehow reluctant to giveour fellow the warm sunshine of praise.”</text:p>
          <text:p text:style-name="P41">VI. Praise the slighest improvement and praise every improvement. Be “hearty in your approbation and lavish in your praise.”</text:p>
          <text:p text:style-name="P42">VII. Give the other person a fine reputation to live upto.</text:p>
          <text:p text:style-name="P42">VIII. Use encouragement. Make the fault seem easy to correct.</text:p>
          <text:p text:style-name="P34"/>
          <text:p text:style-name="P34">The effective leader should keep the following guidelines in mind when it is necessary to change the attitudes or behaviours:</text:p>
        </text:list-item>
      </text:list>
      <text:list text:style-name="L7">
        <text:list-item>
          <text:p text:style-name="P35">Be sincere. Do not promise anything thatyou cannot deliver. Forget about the benefits to yourself and concentrate on the benefits to the other person.</text:p>
        </text:list-item>
        <text:list-item>
          <text:p text:style-name="P35">Know exactly what it is you want the other person to do.</text:p>
        </text:list-item>
        <text:list-item>
          <text:p text:style-name="P35">Be empathetic. Ask yourself what is it the other person really wants.</text:p>
        </text:list-item>
        <text:list-item>
          <text:p text:style-name="P35">Consider the benefits that person will receive from doing what you suggest.</text:p>
        </text:list-item>
        <text:list-item>
          <text:p text:style-name="P35">Match those benefits to the other person’s wants.</text:p>
        </text:list-item>
        <text:list-item>
          <text:p text:style-name="P35">When you make a request, put it in a form that will convey to the other person the idea that he personally will benefit.</text:p>
        </text:list-item>
      </text:list>
      <text:p text:style-name="P2"/>
      <text:list text:style-name="L8">
        <text:list-header>
          <text:p text:style-name="P43">IX. Make the other person happy about doing the thing you suggest.</text:p>
        </text:list-header>
      </text:list>
      <text:p text:style-name="P10"/>
      <text:p text:style-name="P10"/>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22:44:13.477000000</meta:creation-date>
    <dc:date>2023-12-25T19:59:33.967000000</dc:date>
    <meta:editing-duration>PT15H33M33S</meta:editing-duration>
    <meta:editing-cycles>25</meta:editing-cycles>
    <meta:generator>LibreOffice/7.5.3.2$Windows_X86_64 LibreOffice_project/9f56dff12ba03b9acd7730a5a481eea045e468f3</meta:generator>
    <meta:document-statistic meta:table-count="0" meta:image-count="0" meta:object-count="0" meta:page-count="4" meta:paragraph-count="76" meta:word-count="1230" meta:character-count="6578" meta:non-whitespace-character-count="5486"/>
  </office:meta>
</office:document-meta>
</file>